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lobal_Food_Security_Dashboard_IPC_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IPC Level</text:p>
          </table:table-cell>
        </table:table-row>
        <table:table-row table:style-name="ro1">
          <table:table-cell office:value-type="string" calcext:value-type="string">
            <text:p>Bamingu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dél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g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inda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mb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ga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bay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té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ang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mbout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jém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b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ém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ad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ling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éko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djouko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b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ganang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ga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baïk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goum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ada-Gaz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rbérat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n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édé-Mokou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dz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mbou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sso-Nakom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kou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gasso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m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an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fa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ga-Bando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brè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bou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o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u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mb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a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gango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ssembél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ma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lok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ka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mba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ma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pp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uan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tangaf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ssango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uc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oun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na-Bakas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ngha Bogui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ham PendéGroup</text:p>
          </table:table-cell>
          <table:table-cell/>
        </table:table-row>
        <table:table-row table:style-name="ro1">
          <table:table-cell office:value-type="string" calcext:value-type="string">
            <text:p>Bocara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ssemtél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zo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u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gaounday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ou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mbi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ya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ra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anda-Djall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dakhsh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dgh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ghl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ghlan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lk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lkh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my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ykund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r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rya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ryab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hazn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h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lmand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lma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r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rat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wzj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wzjan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bu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bul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ndah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ndahar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pi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ho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un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undu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unduz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ghm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g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ngarh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ngarhar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mro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rist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ktik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kty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njsh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w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mang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ri Pu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kh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khar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ruzg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rda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abu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ham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anha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ro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vela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macun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mbadj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b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com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mpa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m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nicípio Dos Gambos (Ex-Chiange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ileng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ba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ucu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camed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ômbwa (Porto Alexandre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re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rgu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ish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o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haloka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tuakha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rojp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da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ttogr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x'S Bazar Host Comm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x'S Bazar Non-Host Local Commun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n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kshmip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akha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gamat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shoreganj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darip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ikganj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riatp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dmn At Bhashanch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dmn At Cox'S Baz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gerh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sh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hul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tkhi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malpu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trako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g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rajganj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band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urigr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ulvibaz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namganj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lh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ag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ête Congo M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pressions De L’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épressions Du No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ute Altitude No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ine Imb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teaux Humid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teaux Secs De L'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bodia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ket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mbe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n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k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sankus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ko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lom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mon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gen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kole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kanz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bandak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ng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radj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anga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ng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m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mbo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seng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push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bumbash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twa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we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kan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ka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bon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m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ni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emba-Nkul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jug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rum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hag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mba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ke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e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mon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eb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wek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m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bay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mbelen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na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zum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i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beya-Kamwa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tan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patapa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buji-M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a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shilen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alungw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umb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mb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m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am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sa Vub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mbansek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nsha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ntamb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sens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mb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me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gw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uk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i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e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 Ngafu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djil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gab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galie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giri-Ngir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se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lemba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sangul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mvu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ku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oz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dimb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a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banza-Ngung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an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ke-Banz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ngolo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she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sh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hem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n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pokabak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und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lung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ng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diof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kw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bin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mij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ba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il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wene Dit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gandajik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lo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pa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bud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tshats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o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bamb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i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son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bom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nd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but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ng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n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on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ut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wamou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h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shw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sa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n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ni-Vil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emb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be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sis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yiragon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tshur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lika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sobo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si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bayi-Mbon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lle De Gbadol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ko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ako-Komb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me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bef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sam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rritoire De Lod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kav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z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djw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ba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le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weng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bun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vi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lung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dja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me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ung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ben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on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ba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lem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ngo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o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yunz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fwasen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a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sok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ang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sangan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a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bund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hu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fa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en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kung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jol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ke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ko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 Sabieh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i Sabieh Vil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ll-Holl Cam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ta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ta Vil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khil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khil Vil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b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la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azi Cam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ock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ock Vil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djourah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djourah Vil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zu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oruc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aho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jab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trito Nac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a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 Seib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ias Piñ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paill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to May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manas Mirab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Altagrac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Roma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Veg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ía Trinidad Sánche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señor Nou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e Crist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e Pla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derna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av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erto Pla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an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Cristó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José De Oco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Ju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Pedro De Macorí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iago Rodrígue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o Domin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ánchez Ramíre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ver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yaguan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ort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i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cotepe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y Middlevel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hohho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ghveld Cattle And Ma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wveld Cattle And Maiz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bombo Platea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bombo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zini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ist Middleve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i-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selweni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ber Highland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lbet Ras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ntana Ras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th Gondar, Cluster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th Gondar, Cluster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th Wel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g Hamra, Cluster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tral, Cluster 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ntral, Cluster 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astern, Cluster 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astern, Cluster 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th Western, Cluster 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th Western, Cluster 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th Eastern, Cluster 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ther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ir Al-Balah &amp; Khan Younis Governora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th Gaza &amp; Gaza Governora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fah Governor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ta Verapa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ja Verapa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maltenan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quimu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 Progres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cuint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ehuetenan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zab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lap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tiap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é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tzaltenan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ic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talhule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catepeque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 Marc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a Ro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lo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chitepéque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onicapá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acap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bonite Ht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tibonite Ht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tibonite_Ht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refour_P+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s Plateau Ht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ut Plateau Ht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te Soleil P_T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ix De Bouquet P+ T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lmas P+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nde-Anse Ht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nde-Anse Ht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lle De Jérém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ppes Ht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ppes Ht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d Ht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d Ht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d-Est Ht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d-Ouest Ht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d-Ouest Ht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est Ht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est Ht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est Ht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uest_Ht01-La Gonav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tion Ville P+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 Au Prince P+T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d Ht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d Ht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d Ht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lle Des Ca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d-Est Ht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d-Est Ht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barre P+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lánti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olutec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ayagu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pá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té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trito Cent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 Paraís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cisco Morazá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cias A Di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ibuc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las De La Bahí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Pa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mpi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cotepe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lanch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 Pedro Su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a Bárba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l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in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b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is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io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jia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lif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t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w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ikip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mu Coun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uen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de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sab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ro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yer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bur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i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a Ri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rak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rka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j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st Pok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k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kkar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y Refuge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ab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abda_Pr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adba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albe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albek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albek_Pr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har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harre Refuge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ir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irut Refuge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t Jbe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t Jbell Refuge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ou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ouf Refuge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 Batrou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 Batroun Refuge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 Herm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 Hermel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 Ko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 Koura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 Met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 Meten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 Minieh-Denn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 Minieh-Dennie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 Nabatie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 Nabatieh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sbay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baya Refuge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be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beil Refuge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zz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zzine Refuge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srw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srwane Refuge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jaayou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jaayoun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lestinian Refugees From Syria (Prs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lestinian Refugees In Leban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chay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shaya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da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ida_Pr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r Refuge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r_Pr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ipo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ipoli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ipoli_Pr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st Beka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st Bekaa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ah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ahle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ghar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gharta Refug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re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ha-But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rib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fete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er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hale'S Hoe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khotlo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acha'S Ne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th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ba Tsek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bovombe-Andro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ki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loh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sihomb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boasary-Atsim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trok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olagna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panihy Ou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kazoab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enit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oroh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tioky Atsim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karah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liara I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fotak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rafanga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dongy-Atsim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gaindr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ndroz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fanadia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kon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akara Atsim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anja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sy-Varik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hipe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ak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anty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antyre C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khwaw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radzul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ti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dz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ong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sung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ko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longw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longwe C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hi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goch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chinj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anj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wanz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zimb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zuzu C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khata B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khotako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sanj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tche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chi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alomb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mp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i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yo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om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omba C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cuab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l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ú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dade De Pemb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com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cúf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lu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tu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címboa Da Pra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epue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idumb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mu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nga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l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issa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bu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gu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ókw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dade De Xai-Xa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j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ssange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dade De Inhamb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halou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vu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b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lanku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dade De Chimo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ha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os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sundeng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mba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dade Da Mato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u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hiç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racue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utu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amb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maach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mavo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mubukwa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nyak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temb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dade De Nampu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át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gincu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dade De Liching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amb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dimb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canhel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mb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dade Da Bei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ha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rome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hamata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nga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dade De Te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ô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a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tara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ágo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a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lan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macur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coada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elim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/Khar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ron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da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vango Ea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vango We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homas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une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hangwe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mahek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musat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sha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shiko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tjozondjup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ambez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ga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ffarab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hal Mags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chh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l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har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huzd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lla Abdull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lla Saifull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sbe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rala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stu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sirab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shk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njgu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sh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et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hu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rsad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tral Up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. I. Kh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histan L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ak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wshe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per D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d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d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obab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msho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mbar Shahdad K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hairpu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rka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ia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rpur Kh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ushahro Feroz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gh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heed Benazir Ab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kk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rpark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at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er K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k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ki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ki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ki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ki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ki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rama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ama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rama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ama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ama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ghay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ghaye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ghaye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ghaye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ghaye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eyla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eylac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eylac Id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eylac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l Barde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l Barde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el Barde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b Dhu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b Dhuure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b Dhuure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yeeg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yeeglow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yeeglow (2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yeeglow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aj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ajid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ajid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ajid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ud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udur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udur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udur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adir Peri-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gadishu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gadishu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darbey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arbeyla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darbeyla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ssas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ssaso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ssaso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ssaso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ssaso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uu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uula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kushu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kushuban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kushuban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kushuban Idps_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kushuban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and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andala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andala Idp_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andala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ardho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ardho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ardho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ydha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ydhaba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ydoa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ydoa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ur Haka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ur Hakaba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ur Hakaba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ur Hakaba Id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ur Hakaba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inso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insoor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insoor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insoor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ansax Dheere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ansax Dheere (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ansax Dheere Id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ansax Dheere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budwaa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budwaaq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budwaaq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daa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daado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daado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daado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el Buu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el Buur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l Buur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l Buur (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el Buur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el Dhe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l Dheer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el Dheer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husamareeb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husamareeb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huusamarree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huusamarreeb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huusamarreeb (2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huusamarreeb (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huusamarreeb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doGroup</text:p>
          </table:table-cell>
          <table:table-cell/>
        </table:table-row>
        <table:table-row table:style-name="ro1">
          <table:table-cell office:value-type="string" calcext:value-type="string">
            <text:p>Baardhee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ardheere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ardheere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ardheere (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ardheere Id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ardheere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let Xaaw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et Xaawo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et Xaawo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let Xaawo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let Xaawo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l Waa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l Waaq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l Waaq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el Waaq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low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low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o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olow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olow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bahaare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bahaarey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bahaarey (2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rbahaarey (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rbahaarey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rbahaarey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rbahaarey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u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uq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uq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uq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uq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et Wey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et Weyne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et Weyne (2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let Weyne (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letweyn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letweyn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lo Bur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lo Burto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lo Burto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lo Burto (3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lo Burto (4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lo Burto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lo Burto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lalaq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lalaqsi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lalaqsi (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lalaqsi (4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lalaqsi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lalaqsi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wer JubaGroup</text:p>
          </table:table-cell>
          <table:table-cell/>
        </table:table-row>
        <table:table-row table:style-name="ro1">
          <table:table-cell office:value-type="string" calcext:value-type="string">
            <text:p>Afmad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fmadow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fmadow (2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madow (3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fmadow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madow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madow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haad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haadhe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haadhe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dhaadhe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aa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maame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aame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aame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ame Idp_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smaay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smaayo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smaayo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smaayo (3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smaayo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smayo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smayo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fgooy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gooye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gooye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fgooye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fgooye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aaw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aawe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aawe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aawe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urtunwaare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urtunwaarey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urtunwaarey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urtunwaarey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a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a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a (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a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a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oryoole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oryooley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oryooley (2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oryooley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blaale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blaale (2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blaale (5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blaale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nla Wey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nla Weyn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nla Weyn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nla Weyn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'A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'Aale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'Aale (2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'Aale (3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'Aale (4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'Aale (5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'Aale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ili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ilib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ilib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ilib (3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ilib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ak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akow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akow (2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akow (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akow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an Yaba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an Yabaal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an Yabaal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an Yabaal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c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lcad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cad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cad (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lcad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lcad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d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dale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dale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dale Idp_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dale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wh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whar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whar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whar (4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whar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whar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whar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dugGroup</text:p>
          </table:table-cell>
          <table:table-cell/>
        </table:table-row>
        <table:table-row table:style-name="ro1">
          <table:table-cell office:value-type="string" calcext:value-type="string">
            <text:p>Gaalkacy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alkacyo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alkacyo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alkacyo (3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alkacyo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ldogo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ldogob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ldogob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lkayo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lkayo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by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byo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byo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byo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byo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rii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riiban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riiba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riiban Idp_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riiban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arardhe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arardheere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arardheere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tin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tinle Id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tinle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y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yl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yl (2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yl (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yl Idp_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yl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oow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oowe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owe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rowe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l Afwey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l Afweyn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l Afweyn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l Afweyn (3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l Afweyn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el Afweyn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el Afweyn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rigaab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rigaabo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erigaabo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erigaabo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erigaabo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asqor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asqoray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asqoray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asqoray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asqoray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ynab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ynabo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ynabo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ynabo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ynabo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ynabo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as Caanoo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as Caanood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as Caanood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as Canod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as Canood Ur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ee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eex Idp_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eex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udu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udun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udun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udun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ao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ao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co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co (3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co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uhoodle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uhoodle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uhoodle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uhoodle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odwweyne Ne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wdweyne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wdweyne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wdweyne (3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wdweyne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wdweyne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wdweyne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eik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eikh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eikh Id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eikh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be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bera (1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bera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rbera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rbera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bile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biley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biley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biley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biley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gey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geysa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geysa 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geysa Id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geysa Idps Rur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geysa Urb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ffalo C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astern Ca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dants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therw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lson Mandela B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 Brigh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welitsh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e St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gau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ntsane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aba Nch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xand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y Of Johannesb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y Of Tshw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epslo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kurhulen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-Rankuw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ute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leho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melo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ange Far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we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bi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hekwin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wazulu-Nat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laz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mpo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pumalang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th W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thern Ca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y Of Cape T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hayelits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ilipp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stern Ca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jo-Kej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iny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o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rekek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ei Coun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d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kot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poeta Ea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poeta Nor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poeta Sou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f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gw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ko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o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 Sou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al/Pig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ng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yiro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b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chal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wic Ea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r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weri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eib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mbek Cent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mbek Ea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mbek Nor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ul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irol Ea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irol We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weil Cent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weil Ea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weil Nor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weil Sou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weil We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turne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iemnh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end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nyiji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bko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kok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li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sho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ochu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akpiny/Nas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iw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ak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y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l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nyik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n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l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grial Ea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grial We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nj Ea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nj Nor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nj Sou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w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r Riv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j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u (Rural Only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z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bb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ndri Ea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ndri Wes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vo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ge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za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mb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mb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 Hasahi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Kaml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anaq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Qurash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ub Aj Jazir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ani Al Kub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rg Aj Jazir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 Algu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Kurmu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 Rusay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 Tadamon - B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d Damaz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is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d Al Mah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z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ndas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harb Jabal Marr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kj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mal Jabal Marr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 Dukhu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di Sali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at Jabal Marr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aling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u Jabr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u Karink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i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Firdo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alay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hr Al Ara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 Dae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a'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ss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Butana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 Fa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 Fashag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 Galabat Al Gharbyah - Kassa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afaz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Qureis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 Rah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sund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la'A Al Nah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labat Ash-Shargi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deinat Al Gedare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at Al Gedare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mashkorei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ssa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 Half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th Del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ral Al-Gir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ral Kassa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ral Aro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ral River Atba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ral Wad Elhilai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ral West Kassa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koo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hr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bel Aw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ra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harto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arg An Ne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 Bad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m Durm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 Fas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 Ko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Le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al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 Serie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 Tawis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 Ti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r As Sal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bkabiy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leman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rno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ut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l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raf Om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wi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 Bar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 Kadada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 Rahad (1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brat Al Sheik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harb Ba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eik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da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 Dam Haj Ahm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 Rawa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 Dabb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Burgai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 Gol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ngo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lf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wo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i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Gunub And Awle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rdie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la'I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y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bayt Elma'Aad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 Sud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wak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k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wk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u Ham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 Dam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 Buhai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at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ba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b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en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u Huj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 Da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 Dind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 Suk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n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rg Senn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 Rado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Wih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 Salam - S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 Sun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li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ra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m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d Al Furs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rei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tei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ub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sh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te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yala Janou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yala Shim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haid Albird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rg Aj Jab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attay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l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 Dafou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assiy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u Jubayh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u Kersho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Bura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 Le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Quo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 Rash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 Reif Ash Sharg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 Tadamon - S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lam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ll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had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bila - S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i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dug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awd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 Dure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 Genei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i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o Bara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bila - W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bel Mo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renei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ulb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rb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u Zab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ye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 Diba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Id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Khiwa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Lagow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 Meir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 Nuhu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 Salam - W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 Sun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banu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huba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ila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d Band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 Diwai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j Jabala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Gitai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 Salam / Ar Raw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li / Kost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b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ndalt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 Rim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tral And Eastern Tajikistan Agro-Industrial Z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astern And Central Zeravshan Valley Agro-Pastor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astern Pamir Plateau Livestock Z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honchi And Istaravshan Rainfed Cereal, Fruit, 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hatlon Agro-Industrial Peri-Urban Z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hatlon Mountain Agro-Pastoral Z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hatlon Rainfed Wheat And Livestock Z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th Sughd Agro-Industrial Z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jakent Rice, Fruit And Vegetable Z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sht Valley Irrigated Potato Z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thern Khatlon Cotton, Vegetable And Wheat Z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stern Pamir Irrigated Agriculture Z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stern Pamir Valley Migratory Work Z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le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na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au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uc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bonar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vali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l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me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uté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quiç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atu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ufah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e-Cus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que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juman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ingi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mwen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kuub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ryandon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bok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yegegw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mw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di Oko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ong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re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umb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ba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eg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mwi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nden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shap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ngw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rogw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i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g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yon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w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bul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at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kal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king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du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zeg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nyang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anji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i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hw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ahf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Wadi'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ysh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hanf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wd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diy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ss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r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b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injib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 Dali'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Azari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Hasay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h Shu'Ay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ha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a'Tab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Burayq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ansur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u'Al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h Shaykh Othm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 Tawah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r Sa'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hur Maks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ritar - Sir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Khukh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y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hab Wa Ash Sha'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Ghaydh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asila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w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w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'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ish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yh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h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 D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 Dulay'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Ab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 Mukal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ukalla C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 Qa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 Qat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 Raydah Wa Qussay'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 Saw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h Shih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um Mayf'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w'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hayl Bawaz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hayl Bin Yam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j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jar As Say'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ida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khy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ma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yu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b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ri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amu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di Al Ay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b'U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amakh Wa Manwok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 H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Hawt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adaribah Wa Al Aar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aflah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al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aqatir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usaym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Qubayt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bil Jab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lm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df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b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r Al Bah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fi'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h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i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'Ri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'Rib C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ghw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 Rawd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ma'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 Sa'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 Tal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a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y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yh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h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bb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ti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rd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hah Al Oly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hah As Suf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yfa'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sa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sayl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d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dib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alansiyah Wa Abd Al Ku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a'Af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ak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awas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israk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Mudhaff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Qahir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 Wazi'Y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 Sil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h Shamayatay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huba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bal Habash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shr'Ah Wa Hadn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wza'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bir Al Mawadi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l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tam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mbw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gabw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enj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ibuyunj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ngo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fwany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diz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sef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pangal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senengw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mez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ndaz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sangaz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mbw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yim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tau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ubw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mb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eng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funabu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pi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leng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wansabombw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wen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helen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mfy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f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angw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funs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nchibiy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vushiman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fi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pik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vu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kelen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bomp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yi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fumbw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winilung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ambez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pu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pososh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b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s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ga Hi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kankan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rund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wemb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ezhi-Tezh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zungu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zabuk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mw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mb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avo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nazongw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imb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la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mulu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kul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te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g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obez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wan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lo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keye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a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shek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ngom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kon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o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he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maniman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pin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kon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t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ta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ya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ndu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ru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zow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b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unt Darw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zaraban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shi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m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komb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romonz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wedz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onde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dz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rehw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tok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zumbamarambapfungw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gut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rungw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i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kon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hondoro-Ngez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yat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vim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ki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redz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v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t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svin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wenez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ak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ng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b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wan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pa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k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sholotsh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guz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itbrid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lili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wan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iz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gw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ob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mzingwa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rumhanz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kwenor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kwesou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wer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wekw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berengw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urugw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vishavane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516" meta:object-count="0"/>
    <meta:generator>LibreOffice/7.3.7.2$Linux_X86_64 LibreOffice_project/30$Build-2</meta:generator>
  </office:meta>
</office:document-meta>
</file>